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3576in" text:min-label-width="0.25in" text:list-level-position-and-space-mode="label-alignment">
          <style:list-level-label-alignment text:label-followed-by="listtab" fo:margin-left="0.607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8576in" text:min-label-width="0.25in" text:list-level-position-and-space-mode="label-alignment">
          <style:list-level-label-alignment text:label-followed-by="listtab" fo:margin-left="1.107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4826in" text:min-label-width="0.125in" text:list-level-position-and-space-mode="label-alignment">
          <style:list-level-label-alignment text:label-followed-by="listtab" fo:margin-left="1.6076in" fo:text-indent="-0.125in"/>
        </style:list-level-properties>
      </text:list-level-style-number>
      <text:list-level-style-number text:level="4" style:num-suffix="." style:num-format="1">
        <style:list-level-properties text:space-before="1.8576in" text:min-label-width="0.25in" text:list-level-position-and-space-mode="label-alignment">
          <style:list-level-label-alignment text:label-followed-by="listtab" fo:margin-left="2.107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3576in" text:min-label-width="0.25in" text:list-level-position-and-space-mode="label-alignment">
          <style:list-level-label-alignment text:label-followed-by="listtab" fo:margin-left="2.6076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9826in" text:min-label-width="0.125in" text:list-level-position-and-space-mode="label-alignment">
          <style:list-level-label-alignment text:label-followed-by="listtab" fo:margin-left="3.1076in" fo:text-indent="-0.125in"/>
        </style:list-level-properties>
      </text:list-level-style-number>
      <text:list-level-style-number text:level="7" style:num-suffix="." style:num-format="1">
        <style:list-level-properties text:space-before="3.3576in" text:min-label-width="0.25in" text:list-level-position-and-space-mode="label-alignment">
          <style:list-level-label-alignment text:label-followed-by="listtab" fo:margin-left="3.607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8576in" text:min-label-width="0.25in" text:list-level-position-and-space-mode="label-alignment">
          <style:list-level-label-alignment text:label-followed-by="listtab" fo:margin-left="4.107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4826in" text:min-label-width="0.125in" text:list-level-position-and-space-mode="label-alignment">
          <style:list-level-label-alignment text:label-followed-by="listtab" fo:margin-left="4.6076in" fo:text-indent="-0.125in"/>
        </style:list-level-properties>
      </text:list-level-style-number>
    </text:list-style>
    <style:style style:name="P1" style:parent-style-name="Lijstalinea" style:master-page-name="MP0" style:list-style-name="LFO1" style:family="paragraph">
      <style:paragraph-properties fo:break-before="page"/>
      <style:text-properties fo:font-size="36pt" style:font-size-asian="36pt" style:font-size-complex="36pt"/>
    </style:style>
    <style:style style:name="P2" style:parent-style-name="Lijstalinea" style:list-style-name="LFO1" style:family="paragraph">
      <style:text-properties fo:font-size="36pt" style:font-size-asian="36pt" style:font-size-complex="36pt"/>
    </style:style>
    <style:style style:name="P3" style:parent-style-name="Lijstalinea" style:list-style-name="LFO1" style:family="paragraph">
      <style:text-properties fo:font-size="36pt" style:font-size-asian="36pt" style:font-size-complex="36pt"/>
    </style:style>
    <style:style style:name="P4" style:parent-style-name="Lijstalinea" style:list-style-name="LFO1" style:family="paragraph">
      <style:text-properties fo:font-size="36pt" style:font-size-asian="36pt" style:font-size-complex="36pt"/>
    </style:style>
    <style:style style:name="P5" style:parent-style-name="Lijstalinea" style:list-style-name="LFO1" style:family="paragraph">
      <style:text-properties fo:font-size="36pt" style:font-size-asian="36pt" style:font-size-complex="36pt"/>
    </style:style>
    <style:style style:name="P6" style:parent-style-name="Lijstalinea" style:list-style-name="LFO1" style:family="paragraph">
      <style:text-properties fo:font-size="36pt" style:font-size-asian="36pt" style:font-size-complex="36pt"/>
    </style:style>
    <style:style style:name="P7" style:parent-style-name="Lijstalinea" style:list-style-name="LFO1" style:family="paragraph">
      <style:text-properties fo:font-size="36pt" style:font-size-asian="36pt" style:font-size-complex="36pt"/>
    </style:style>
    <style:style style:name="P8" style:parent-style-name="Lijstalinea" style:list-style-name="LFO1" style:family="paragraph">
      <style:text-properties fo:font-size="36pt" style:font-size-asian="36pt" style:font-size-complex="36pt"/>
    </style:style>
    <style:style style:name="P9" style:parent-style-name="Standaard" style:family="paragraph">
      <style:paragraph-properties fo:margin-left="0.3576in">
        <style:tab-stops/>
      </style:paragraph-properties>
      <style:text-properties fo:font-size="36pt" style:font-size-asian="36pt" style:font-size-complex="36pt"/>
    </style:style>
    <style:style style:name="P10" style:parent-style-name="Standaard" style:family="paragraph">
      <style:paragraph-properties fo:margin-left="0.3576in">
        <style:tab-stops/>
      </style:paragraph-properties>
      <style:text-properties fo:font-size="36pt" style:font-size-asian="36pt" style:font-size-complex="36pt"/>
    </style:style>
    <style:style style:name="P11" style:parent-style-name="Standaard" style:family="paragraph">
      <style:paragraph-properties fo:margin-left="0.3576in">
        <style:tab-stops/>
      </style:paragraph-properties>
      <style:text-properties fo:font-size="36pt" style:font-size-asian="36pt" style:font-size-complex="36pt"/>
    </style:style>
    <style:style style:name="P12" style:parent-style-name="Standaard" style:family="paragraph">
      <style:paragraph-properties fo:margin-left="0.3576in">
        <style:tab-stops/>
      </style:paragraph-properties>
      <style:text-properties fo:font-size="36pt" style:font-size-asian="36pt" style:font-size-complex="36pt"/>
    </style:style>
    <style:style style:name="P13" style:parent-style-name="Standaard" style:family="paragraph">
      <style:paragraph-properties fo:margin-left="0.3576in">
        <style:tab-stops/>
      </style:paragraph-properties>
      <style:text-properties fo:font-size="36pt" style:font-size-asian="36pt" style:font-size-complex="36pt"/>
    </style:style>
    <style:style style:name="P14" style:parent-style-name="Standaard" style:family="paragraph">
      <style:paragraph-properties fo:margin-left="0.3576in">
        <style:tab-stops/>
      </style:paragraph-properties>
      <style:text-properties fo:font-size="36pt" style:font-size-asian="36pt" style:font-size-complex="36pt" fo:language="nl" fo:country="NL"/>
    </style:style>
    <style:style style:name="P15" style:parent-style-name="Standaard" style:family="paragraph">
      <style:text-properties fo:font-size="36pt" style:font-size-asian="36pt" style:font-size-complex="36pt" fo:language="nl" fo:country="NL"/>
    </style:style>
    <style:style style:name="P16" style:parent-style-name="Standaard" style:family="paragraph">
      <style:text-properties fo:font-size="36pt" style:font-size-asian="36pt" style:font-size-complex="36pt" fo:language="nl" fo:country="NL"/>
    </style:style>
  </office:automatic-styles>
  <office:body>
    <office:text text:use-soft-page-breaks="true">
      <text:list text:style-name="LFO1" text:continue-numbering="true">
        <text:list-item>
          <text:p text:style-name="P1">Tv<text:s/></text:p>
        </text:list-item>
        <text:list-item>
          <text:p text:style-name="P2">Computer<text:s/></text:p>
        </text:list-item>
        <text:list-item>
          <text:p text:style-name="P3">Telefoon<text:s/></text:p>
        </text:list-item>
        <text:list-item>
          <text:p text:style-name="P4">Deur<text:s/></text:p>
        </text:list-item>
        <text:list-item>
          <text:p text:style-name="P5">PlayStation</text:p>
        </text:list-item>
        <text:list-item>
          <text:p text:style-name="P6">Screen<text:s/></text:p>
        </text:list-item>
        <text:list-item>
          <text:p text:style-name="P7">Oortjes<text:s/></text:p>
        </text:list-item>
        <text:list-item>
          <text:p text:style-name="P8">pinnen automaat<text:s/></text:p>
        </text:list-item>
      </text:list>
      <text:p text:style-name="P9"/>
      <text:p text:style-name="P10"/>
      <text:p text:style-name="P11"/>
      <text:p text:style-name="P12"/>
      <text:p text:style-name="P13"><text:s/>opdracht 2</text:p>
      <text:p text:style-name="P14"><text:s/>computer <text:s text:c="2"/>ik <text:s/>gebruiken hem om mijn opdrachten te maken <text:s/>en ik gebruik mijn <text:s/>telefoon om <text:s text:c="2"/>mijn eamil te kijken<text:s/></text:p>
      <text:p text:style-name="P15"/>
      <text:p text:style-name="P1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Standaard" style:display-name="Standaard" style:family="paragraph">
      <style:text-properties fo:hyphenate="false"/>
    </style:style>
    <style:style style:name="Standaardalinea-lettertype" style:display-name="Standaardalinea-lettertype" style:family="text"/>
    <style:style style:name="ahmed" style:display-name="ahmed" style:family="paragraph" style:parent-style-name="Standaard" style:auto-update="true">
      <style:text-properties style:font-name="Arial" fo:color="#8EAADB" fo:font-size="16pt" style:font-size-asian="16pt" fo:hyphenate="false"/>
    </style:style>
    <style:style style:name="ahmedChar" style:display-name="ahmed Char" style:family="text" style:parent-style-name="Standaardalinea-lettertype">
      <style:text-properties style:font-name="Arial" fo:color="#8EAADB" fo:font-size="16pt" style:font-size-asian="16pt"/>
    </style:style>
    <style:style style:name="Koptekst" style:display-name="Koptekst" style:family="paragraph" style:parent-style-name="Standaard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KoptekstChar" style:display-name="Koptekst Char" style:family="text" style:parent-style-name="Standaardalinea-lettertype"/>
    <style:style style:name="Voettekst" style:display-name="Voettekst" style:family="paragraph" style:parent-style-name="Standaard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VoettekstChar" style:display-name="Voettekst Char" style:family="text" style:parent-style-name="Standaardalinea-lettertype"/>
    <style:style style:name="Lijstalinea" style:display-name="Lijstalinea" style:family="paragraph" style:parent-style-name="Standaard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3576in" text:min-label-width="0.25in" text:list-level-position-and-space-mode="label-alignment">
          <style:list-level-label-alignment text:label-followed-by="listtab" fo:margin-left="0.607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8576in" text:min-label-width="0.25in" text:list-level-position-and-space-mode="label-alignment">
          <style:list-level-label-alignment text:label-followed-by="listtab" fo:margin-left="1.107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4826in" text:min-label-width="0.125in" text:list-level-position-and-space-mode="label-alignment">
          <style:list-level-label-alignment text:label-followed-by="listtab" fo:margin-left="1.6076in" fo:text-indent="-0.125in"/>
        </style:list-level-properties>
      </text:list-level-style-number>
      <text:list-level-style-number text:level="4" style:num-suffix="." style:num-format="1">
        <style:list-level-properties text:space-before="1.8576in" text:min-label-width="0.25in" text:list-level-position-and-space-mode="label-alignment">
          <style:list-level-label-alignment text:label-followed-by="listtab" fo:margin-left="2.107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3576in" text:min-label-width="0.25in" text:list-level-position-and-space-mode="label-alignment">
          <style:list-level-label-alignment text:label-followed-by="listtab" fo:margin-left="2.6076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9826in" text:min-label-width="0.125in" text:list-level-position-and-space-mode="label-alignment">
          <style:list-level-label-alignment text:label-followed-by="listtab" fo:margin-left="3.1076in" fo:text-indent="-0.125in"/>
        </style:list-level-properties>
      </text:list-level-style-number>
      <text:list-level-style-number text:level="7" style:num-suffix="." style:num-format="1">
        <style:list-level-properties text:space-before="3.3576in" text:min-label-width="0.25in" text:list-level-position-and-space-mode="label-alignment">
          <style:list-level-label-alignment text:label-followed-by="listtab" fo:margin-left="3.607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8576in" text:min-label-width="0.25in" text:list-level-position-and-space-mode="label-alignment">
          <style:list-level-label-alignment text:label-followed-by="listtab" fo:margin-left="4.107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4826in" text:min-label-width="0.125in" text:list-level-position-and-space-mode="label-alignment">
          <style:list-level-label-alignment text:label-followed-by="listtab" fo:margin-left="4.6076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hmed alothman</meta:initial-creator>
    <dc:creator>ahmed alothman</dc:creator>
    <meta:creation-date>2020-03-09T12:25:00Z</meta:creation-date>
    <dc:date>2020-03-09T12:25:00Z</dc:date>
    <meta:template xlink:href="Normal.dotm" xlink:type="simple"/>
    <meta:editing-cycles>2</meta:editing-cycles>
    <meta:editing-duration>PT60S</meta:editing-duration>
    <meta:document-statistic meta:page-count="1" meta:paragraph-count="1" meta:word-count="31" meta:character-count="208" meta:row-count="1" meta:non-whitespace-character-count="178"/>
  </office:meta>
</office:document-meta>
</file>